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penLCB CBUS PIC library</text:h>
      <text:p text:style-name="Standard"/>
      <text:p text:style-name="Standard">An attempt to reduce the amount of editing when a change is made or bug fixed by having a library of common stuff.</text:p>
      <text:p text:style-name="Standard"/>
      <text:p text:style-name="Standard">Currently supports 18F2480, 18F2580 and 18F4580 processors. Processor type P18F2480 or P18F4580 is defined on the compile command line.</text:p>
      <text:p text:style-name="Standard"/>
      <text:p text:style-name="Text_20_body">Note:</text:p>
      <text:p text:style-name="Standard">It would be nice to use a .lib files with all the object modules, but overlay storage is not allowed in a lib file (although the error message is about the string table when linking).</text:p>
      <text:p text:style-name="Standard"/>
      <text:p text:style-name="Standard">Separately compiling and then linking may save some insignificant compile time and generates lots of extra .o files for each processor type.</text:p>
      <text:p text:style-name="Standard"/>
      <text:p text:style-name="Standard">Including all the small .c files may be the best way.</text:p>
      <text:p text:style-name="Standard"/>
      <text:h text:style-name="Heading_20_3" text:outline-level="3">frametypes.c</text:h>
      <text:p text:style-name="Standard">A file with the constants for the various frame type. Uses enum type so that it works with C# as well as C. This should be the first file included.</text:p>
      <text:p text:style-name="Standard"/>
      <text:h text:style-name="Heading_20_3" text:outline-level="3">general.c</text:h>
      <text:p text:style-name="Standard">This should be included 2<text:span text:style-name="T1">nd</text:span> , Various addresses, types, global variables.</text:p>
      <text:p text:style-name="Standard"/>
      <text:p text:style-name="Standard">Timer3Init</text:p>
      <text:p text:style-name="Standard">Timer3Test</text:p>
      <text:p text:style-name="Standard">ProgramMemoryRead</text:p>
      <text:p text:style-name="Standard">ProgramMemoryWrite</text:p>
      <text:p text:style-name="Standard">CheckAlias</text:p>
      <text:p text:style-name="Standard">sendack</text:p>
      <text:p text:style-name="Standard">sendblock</text:p>
      <text:p text:style-name="Standard">Loader</text:p>
      <text:h text:style-name="Heading_20_3" text:outline-level="3">ecan.c</text:h>
      <text:p text:style-name="Text_20_body">Routines for the ECAN interface. Only handles extended normal packets.</text:p>
      <text:p text:style-name="Standard">ECANInitialize</text:p>
      <text:p text:style-name="Standard">ECANBufferEmpty</text:p>
      <text:p text:style-name="Standard">ECANSendMessage</text:p>
      <text:p text:style-name="Standard">ECANReceiveMessage</text:p>
      <text:p text:style-name="Standard"/>
      <text:h text:style-name="Heading_20_3" text:outline-level="3">eeprom.c</text:h>
      <text:p text:style-name="Standard">Read and write to eeprom.</text:p>
      <text:p text:style-name="Standard"/>
      <text:p text:style-name="Standard">EEPROMRead</text:p>
      <text:p text:style-name="Standard">EEPROMWrite</text:p>
      <text:p text:style-name="Standard"><text:soft-page-break/></text:p>
      <text:h text:style-name="Heading_20_3" text:outline-level="3">hash.c</text:h>
      <text:p text:style-name="Text_20_body">A hash table implementation for storing 8 events with 2 bytes for the action data.</text:p>
      <text:p text:style-name="Standard">Define HASH2048 or HASH4096 before including this file.</text:p>
      <text:p text:style-name="Standard">DoEvent needs to be written externally to this file.</text:p>
      <text:p text:style-name="Standard">Find</text:p>
      <text:p text:style-name="Standard">SendEvent</text:p>
      <text:p text:style-name="Standard">ReadEvent</text:p>
      <text:p text:style-name="Standard">ReadTable</text:p>
      <text:p text:style-name="Standard">SaveEvent</text:p>
      <text:p text:style-name="Standard">EraseEvent</text:p>
      <text:p text:style-name="Standard">EraseAllEvents</text:p>
      <text:h text:style-name="Heading_20_3" text:outline-level="3">serial.c</text:h>
      <text:p text:style-name="Standard">Grid connect format CAN packet handling using a serial interface, either RS232 or USB. <text:s/>Only handles extended normal packets.</text:p>
      <text:p text:style-name="Standard"/>
      <text:p text:style-name="Standard">Need to write GetSerial and PutSerial outside this file.</text:p>
      <text:p text:style-name="Standard">Also need to define USB or RS232 before including this file.</text:p>
      <text:p text:style-name="Standard">InitSerial</text:p>
      <text:p text:style-name="Standard">Put1Hex</text:p>
      <text:p text:style-name="Standard">Put2Hex</text:p>
      <text:p text:style-name="Standard">PutRomString</text:p>
      <text:p text:style-name="Standard">GetHex</text:p>
      <text:p text:style-name="Standard">Get2Hex</text:p>
      <text:p text:style-name="Standard">PrintPacket</text:p>
      <text:p text:style-name="Standard">ReadPacke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24T08:39:15.82</meta:creation-date>
    <dc:date>2009-11-24T11:49:04.49</dc:date>
    <meta:editing-duration>PT00H18M59S</meta:editing-duration>
    <meta:editing-cycles>2</meta:editing-cycles>
    <meta:generator>OpenOffice.org/3.1$Win32 OpenOffice.org_project/310m19$Build-9420</meta:generator>
    <meta:document-statistic meta:table-count="0" meta:image-count="0" meta:object-count="0" meta:page-count="2" meta:paragraph-count="52" meta:word-count="277" meta:character-count="1752"/>
  </office:meta>
</office:document-meta>
</file>